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Horizontal_20_Line">
      <style:paragraph-properties fo:margin-top="0in" fo:margin-bottom="0.0972in" style:contextual-spacing="false" fo:line-height="115%"/>
    </style:style>
    <style:style style:name="P3" style:family="paragraph" style:parent-style-name="Heading_20_2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Heading_20_3">
      <style:paragraph-properties fo:margin-top="0in" fo:margin-bottom="0.0972in" style:contextual-spacing="false" fo:line-height="115%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</style:style>
    <style:style style:name="P11" style:family="paragraph" style:parent-style-name="Preformatted_20_Text">
      <style:paragraph-properties fo:margin-top="0in" fo:margin-bottom="0.0972in" style:contextual-spacing="false" fo:line-height="115%" style:writing-mode="lr-tb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Text_20_body" style:list-style-name="L16"/>
    <style:style style:name="P23" style:family="paragraph" style:parent-style-name="Text_20_body" style:list-style-name="L17"/>
    <style:style style:name="P24" style:family="paragraph" style:parent-style-name="Text_20_body" style:list-style-name="L18"/>
    <style:style style:name="P25" style:family="paragraph" style:parent-style-name="Text_20_body" style:list-style-name="L19"/>
    <style:style style:name="P26" style:family="paragraph" style:parent-style-name="Text_20_body" style:list-style-name="L20"/>
    <style:style style:name="P27" style:family="paragraph" style:parent-style-name="Text_20_body" style:list-style-name="L21"/>
    <style:style style:name="P28" style:family="paragraph" style:parent-style-name="Text_20_body" style:list-style-name="L22"/>
    <style:style style:name="P29" style:family="paragraph" style:parent-style-name="Text_20_body" style:list-style-name="L23"/>
    <style:style style:name="P30" style:family="paragraph" style:parent-style-name="Text_20_body" style:list-style-name="L24"/>
    <style:style style:name="P31" style:family="paragraph" style:parent-style-name="Text_20_body" style:list-style-name="L25"/>
    <style:style style:name="P32" style:family="paragraph" style:parent-style-name="Text_20_body" style:list-style-name="L26"/>
    <style:style style:name="P33" style:family="paragraph" style:parent-style-name="Text_20_body" style:list-style-name="L27"/>
    <style:style style:name="P34" style:family="paragraph" style:parent-style-name="Preformatted_20_Text" style:list-style-name="L27">
      <style:paragraph-properties fo:margin-left="0in" fo:margin-right="0in" fo:text-indent="0in" style:auto-text-indent="false" style:writing-mode="lr-tb"/>
    </style:style>
    <style:style style:name="P35" style:family="paragraph" style:parent-style-name="Preformatted_20_Text" style:list-style-name="L27">
      <style:paragraph-properties style:writing-mode="lr-tb"/>
    </style:style>
    <style:style style:name="P36" style:family="paragraph" style:parent-style-name="Preformatted_20_Text" style:list-style-name="L27">
      <style:paragraph-properties fo:margin-top="0in" fo:margin-bottom="0.1965in" style:contextual-spacing="false" style:writing-mode="lr-tb"/>
    </style:style>
    <style:style style:name="P37" style:family="paragraph" style:parent-style-name="Text_20_body" style:list-style-name="L28"/>
    <style:style style:name="P38" style:family="paragraph" style:parent-style-name="Text_20_body" style:list-style-name="L29"/>
    <style:style style:name="P39" style:family="paragraph" style:parent-style-name="Text_20_body" style:list-style-name="L30"/>
    <style:style style:name="P40" style:family="paragraph" style:parent-style-name="Text_20_body" style:list-style-name="L31"/>
    <style:style style:name="P41" style:family="paragraph" style:parent-style-name="Text_20_body" style:list-style-name="L32"/>
    <style:style style:name="P42" style:family="paragraph" style:parent-style-name="Text_20_body" style:list-style-name="L33"/>
    <style:style style:name="P43" style:family="paragraph" style:parent-style-name="Text_20_body" style:list-style-name="L34"/>
    <style:style style:name="P44" style:family="paragraph" style:parent-style-name="Text_20_body" style:list-style-name="L35"/>
    <style:style style:name="P45" style:family="paragraph" style:parent-style-name="Text_20_body" style:list-style-name="L36"/>
    <style:style style:name="P46" style:family="paragraph" style:parent-style-name="Text_20_body" style:list-style-name="L37"/>
    <style:style style:name="P47" style:family="paragraph" style:parent-style-name="Text_20_body">
      <style:paragraph-properties fo:margin-left="0in" fo:margin-right="0in" fo:text-indent="0in" style:auto-text-indent="false"/>
    </style:style>
    <style:style style:name="P48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49" style:family="paragraph">
      <style:paragraph-properties fo:text-align="start"/>
      <style:text-properties style:font-name="Liberation Mono" fo:font-size="10pt"/>
    </style:style>
    <style:style style:name="P50" style:family="paragraph" style:parent-style-name="Text_20_body">
      <style:paragraph-properties fo:margin-top="0in" fo:margin-bottom="0in" style:contextual-spacing="false"/>
    </style:style>
    <style:style style:name="P51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loext:decorative="false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le form:name="unnamed0" form:control-implementation="ooo:com.sun.star.form.component.FileControl" xml:id="control1" form:id="control1"/>
          <form:textarea form:name="prompt-textarea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📘 <text:span text:style-name="Strong_20_Emphasis">UPDATED PROJECT BIBLE — v2.0</text:span></text:h>
      <text:p text:style-name="Text_20_body">(Reflecting current architecture and the forward plan)</text:p>
      <text:p text:style-name="Text_20_body">Project Bible</text:p>
      <text:p text:style-name="P2"/>
      <text:h text:style-name="P3" text:outline-level="2"><text:span text:style-name="Strong_20_Emphasis">1. MISSION STATEMENT — Updated</text:span></text:h>
      <text:p text:style-name="Text_20_body">The <text:span text:style-name="Strong_20_Emphasis">DataVisualiser</text:span> project is a WPF desktop client designed to:</text:p>
      <text:list text:style-name="L1">
        <text:list-item>
          <text:p text:style-name="P4">Load and explore structured metric datasets</text:p>
        </text:list-item>
        <text:list-item>
          <text:p text:style-name="P4">Select <text:span text:style-name="Strong_20_Emphasis">metric types</text:span></text:p>
        </text:list-item>
        <text:list-item>
          <text:p text:style-name="P4">Select <text:span text:style-name="Strong_20_Emphasis">1..N metric subtypes</text:span> dynamically</text:p>
        </text:list-item>
        <text:list-item>
          <text:p text:style-name="P4">Select <text:span text:style-name="Strong_20_Emphasis">date ranges</text:span></text:p>
        </text:list-item>
        <text:list-item>
          <text:p text:style-name="P4">Render multiple chart interpretations:</text:p>
          <text:list>
            <text:list-item>
              <text:p text:style-name="P4">Main / raw</text:p>
            </text:list-item>
            <text:list-item>
              <text:p text:style-name="P4">Normalized</text:p>
            </text:list-item>
            <text:list-item>
              <text:p text:style-name="P4">Difference</text:p>
            </text:list-item>
            <text:list-item>
              <text:p text:style-name="P4">Ratio</text:p>
            </text:list-item>
            <text:list-item>
              <text:p text:style-name="P4">Weekly distribution</text:p>
            </text:list-item>
          </text:list>
        </text:list-item>
      </text:list>
      <text:p text:style-name="Text_20_body">The long-term refactor aims to replace its previous <text:span text:style-name="Strong_20_Emphasis">God-class architecture</text:span> with:</text:p>
      <text:list text:style-name="L2">
        <text:list-item>
          <text:p text:style-name="P5">A stable MVVM structure</text:p>
        </text:list-item>
        <text:list-item>
          <text:p text:style-name="P5">Clear separation of UI, ViewModel, and services</text:p>
        </text:list-item>
        <text:list-item>
          <text:p text:style-name="P5">Event-driven logic</text:p>
        </text:list-item>
        <text:list-item>
          <text:p text:style-name="P5">A scalable dynamic UI system</text:p>
        </text:list-item>
        <text:list-item>
          <text:p text:style-name="P5">A robust computation &amp; rendering pipeline</text:p>
        </text:list-item>
        <text:list-item>
          <text:p text:style-name="P5">High modularity and testability</text:p>
        </text:list-item>
      </text:list>
      <text:p text:style-name="Text_20_body">We are currently transitioning from Phase 5B → 5C in this plan.</text:p>
      <text:p text:style-name="P2"/>
      <text:h text:style-name="P3" text:outline-level="2"><text:span text:style-name="Strong_20_Emphasis">2. CURRENT ARCHITECTURAL LAYERS — Updated</text:span></text:h>
      <text:h text:style-name="P6" text:outline-level="3"><text:span text:style-name="Strong_20_Emphasis">A. UI Layer (MainWindow + XAML)</text:span></text:h>
      <text:p text:style-name="Text_20_body">Owns:</text:p>
      <text:list text:style-name="L3">
        <text:list-item>
          <text:p text:style-name="P7">ALL WPF controls (ComboBoxes, Buttons, Panels, Charts)</text:p>
        </text:list-item>
        <text:list-item>
          <text:p text:style-name="P7"><text:soft-page-break/>Layout and styles</text:p>
        </text:list-item>
        <text:list-item>
          <text:p text:style-name="P7"><text:span text:style-name="Strong_20_Emphasis">Dynamic subtype creation</text:span> (<text:span text:style-name="Source_20_Text">SubtypeSelectorManager</text:span>)</text:p>
        </text:list-item>
        <text:list-item>
          <text:p text:style-name="P7">Chart visibility transitions</text:p>
        </text:list-item>
        <text:list-item>
          <text:p text:style-name="P7">Tooltip management</text:p>
        </text:list-item>
        <text:list-item>
          <text:p text:style-name="P7">Direct LiveCharts DOM manipulation</text:p>
        </text:list-item>
        <text:list-item>
          <text:p text:style-name="P7">Rendering and visual behavior</text:p>
        </text:list-item>
      </text:list>
      <text:p text:style-name="Text_20_body">The UI <text:span text:style-name="Strong_20_Emphasis">never</text:span> stores logical state — it reads and reacts to VM state.</text:p>
      <text:h text:style-name="P6" text:outline-level="3"><text:span text:style-name="Strong_20_Emphasis">B. ViewModel Layer (MainWindowViewModel)</text:span></text:h>
      <text:p text:style-name="Text_20_body">Owns:</text:p>
      <text:list text:style-name="L4">
        <text:list-item>
          <text:p text:style-name="P8">All <text:span text:style-name="Strong_20_Emphasis">logical state</text:span>:</text:p>
          <text:list>
            <text:list-item>
              <text:p text:style-name="P8">selected metric</text:p>
            </text:list-item>
            <text:list-item>
              <text:p text:style-name="P8">selected subtype(s)</text:p>
            </text:list-item>
            <text:list-item>
              <text:p text:style-name="P8">date range</text:p>
            </text:list-item>
            <text:list-item>
              <text:p text:style-name="P8">visibility modes</text:p>
            </text:list-item>
            <text:list-item>
              <text:p text:style-name="P8">normalization mode</text:p>
            </text:list-item>
            <text:list-item>
              <text:p text:style-name="P8">resolution</text:p>
            </text:list-item>
            <text:list-item>
              <text:p text:style-name="P8">loading flags</text:p>
            </text:list-item>
            <text:list-item>
              <text:p text:style-name="P8">chart context</text:p>
            </text:list-item>
          </text:list>
        </text:list-item>
        <text:list-item>
          <text:p text:style-name="P8">All <text:span text:style-name="Strong_20_Emphasis">logical decisions</text:span>:</text:p>
          <text:list>
            <text:list-item>
              <text:p text:style-name="P8">what to load</text:p>
            </text:list-item>
            <text:list-item>
              <text:p text:style-name="P8">when to compute</text:p>
            </text:list-item>
            <text:list-item>
              <text:p text:style-name="P8">whether enough info exists for a given operation</text:p>
            </text:list-item>
          </text:list>
        </text:list-item>
        <text:list-item>
          <text:p text:style-name="P8">All <text:span text:style-name="Strong_20_Emphasis">commands</text:span>, which MainWindow invokes directly.</text:p>
        </text:list-item>
      </text:list>
      <text:p text:style-name="Text_20_body">The ViewModel <text:span text:style-name="Strong_20_Emphasis">never touches UI controls</text:span>.</text:p>
      <text:h text:style-name="P6" text:outline-level="3"><text:span text:style-name="Strong_20_Emphasis">C. Service Layer</text:span></text:h>
      <text:p text:style-name="Text_20_body">Unchanged but clarified:</text:p>
      <text:list text:style-name="L5">
        <text:list-item>
          <text:p text:style-name="P9"><text:span text:style-name="Source_20_Text">MetricSelectionService</text:span></text:p>
        </text:list-item>
        <text:list-item>
          <text:p text:style-name="P9"><text:span text:style-name="Source_20_Text">ChartUpdateCoordinator</text:span></text:p>
        </text:list-item>
        <text:list-item>
          <text:p text:style-name="P9"><text:span text:style-name="Source_20_Text">ChartComputationEngine</text:span></text:p>
        </text:list-item>
        <text:list-item>
          <text:p text:style-name="P9"><text:soft-page-break/><text:span text:style-name="Source_20_Text">ChartRenderEngine</text:span></text:p>
        </text:list-item>
        <text:list-item>
          <text:p text:style-name="P9"><text:span text:style-name="Source_20_Text">WeeklyDistributionService</text:span></text:p>
        </text:list-item>
      </text:list>
      <text:p text:style-name="Text_20_body">These are pure business logic and computation layers.</text:p>
      <text:p text:style-name="P2"/>
      <text:h text:style-name="P3" text:outline-level="2"><text:span text:style-name="Strong_20_Emphasis">3. SELECTION PIPELINE — Updated</text:span></text:h>
      <text:p text:style-name="Text_20_body">The new canonical selection pipeline is:</text:p>
      <text:p text:style-name="P10"><text:span text:style-name="Source_20_Text">Resolution <text:s/></text:span></text:p>
      <text:p text:style-name="P11"><text:span text:style-name="Source_20_Text"><text:s text:c="4"/>→ Metric Type <text:s/></text:span></text:p>
      <text:p text:style-name="P11"><text:span text:style-name="Source_20_Text"><text:s text:c="8"/>→ Subtypes <text:s/></text:span></text:p>
      <text:p text:style-name="P11"><text:span text:style-name="Source_20_Text"><text:s text:c="12"/>→ Date Range <text:s/></text:span></text:p>
      <text:p text:style-name="P11"><text:span text:style-name="Source_20_Text"><text:s text:c="16"/>→ Data request <text:s/></text:span></text:p>
      <text:p text:style-name="P11"><text:span text:style-name="Source_20_Text"><text:s text:c="20"/>→ Chart rendering</text:span></text:p>
      <text:p text:style-name="Text_20_body">Each arrow is controlled by <text:span text:style-name="Strong_20_Emphasis">ViewModel logic</text:span>, not UI logic.</text:p>
      <text:p text:style-name="Text_20_body">This pipeline must NEVER regress.</text:p>
      <text:p text:style-name="P2"/>
      <text:h text:style-name="P3" text:outline-level="2"><text:span text:style-name="Strong_20_Emphasis">4. DYNAMIC SUBTYPE SYSTEM — Updated Description</text:span></text:h>
      <text:p text:style-name="Text_20_body">The Dynamic Subtype System lives entirely in <text:span text:style-name="Strong_20_Emphasis">UI</text:span>, but represents <text:span text:style-name="Strong_20_Emphasis">logical subtypes</text:span> stored in ViewModel.</text:p>
      <text:p text:style-name="Text_20_body">Rules:</text:p>
      <text:list text:style-name="L6">
        <text:list-item>
          <text:p text:style-name="P12"><text:span text:style-name="Strong_20_Emphasis">Static SubtypeCombo = PrimarySelector</text:span> — must always exist.</text:p>
        </text:list-item>
        <text:list-item>
          <text:p text:style-name="P12">Dynamic combos are created <text:span text:style-name="Strong_20_Emphasis">only</text:span> when the user presses “Add Subtype”.</text:p>
        </text:list-item>
        <text:list-item>
          <text:p text:style-name="P12">Dynamic selectors use the same subtype list as the static selector.</text:p>
        </text:list-item>
        <text:list-item>
          <text:p text:style-name="P12">UI signals subtype changes → VM updates state.</text:p>
        </text:list-item>
        <text:list-item>
          <text:p text:style-name="P12">VM never knows about combo boxes, only values.</text:p>
        </text:list-item>
      </text:list>
      <text:p text:style-name="Text_20_body">This system must remain intact until Phase 6.</text:p>
      <text:p text:style-name="P2"/>
      <text:h text:style-name="P3" text:outline-level="2"><text:span text:style-name="Strong_20_Emphasis">5. CHART PIPELINE — Updated Invariant</text:span></text:h>
      <text:p text:style-name="Text_20_body">Rendering flow remains:</text:p>
      <text:p text:style-name="P10"><text:span text:style-name="Source_20_Text">User selection / VM state change</text:span></text:p>
      <text:p text:style-name="P11"><text:span text:style-name="Source_20_Text">→ MainWindow UI handler</text:span></text:p>
      <text:p text:style-name="P11"><text:span text:style-name="Source_20_Text">→ ChartUpdateCoordinator</text:span></text:p>
      <text:p text:style-name="P11"><text:soft-page-break/><text:span text:style-name="Source_20_Text">→ ComputationEngine</text:span></text:p>
      <text:p text:style-name="P11"><text:span text:style-name="Source_20_Text">→ RenderEngine</text:span></text:p>
      <text:p text:style-name="P11"><text:span text:style-name="Source_20_Text">→ WPF Chart objects updated</text:span></text:p>
      <text:p text:style-name="Text_20_body">The ViewModel <text:span text:style-name="Strong_20_Emphasis">never touches charts</text:span>.</text:p>
      <text:p text:style-name="Text_20_body">This is intentional and will only begin changing in <text:span text:style-name="Strong_20_Emphasis">Phase 6</text:span>.</text:p>
      <text:p text:style-name="P2"/>
      <text:h text:style-name="P3" text:outline-level="2"><text:span text:style-name="Strong_20_Emphasis">6. REFACTOR PHASE MAP — Updated</text:span></text:h>
      <text:h text:style-name="P6" text:outline-level="3">✔ <text:span text:style-name="Strong_20_Emphasis">Phase 1–4 COMPLETE</text:span></text:h>
      <text:h text:style-name="P6" text:outline-level="3">✔ <text:span text:style-name="Strong_20_Emphasis">Phase 5A COMPLETE</text:span></text:h>
      <text:h text:style-name="P6" text:outline-level="3">✔ <text:span text:style-name="Strong_20_Emphasis">Phase 5B NEAR COMPLETE</text:span> (UI event → VM state synchronization)</text:h>
      <text:h text:style-name="P6" text:outline-level="3">🔵 <text:span text:style-name="Strong_20_Emphasis">Phase 5C (Current Subphase)</text:span></text:h>
      <text:list text:style-name="L7">
        <text:list-item>
          <text:p text:style-name="P13">Commands exist in VM</text:p>
        </text:list-item>
        <text:list-item>
          <text:p text:style-name="P13">MainWindow calls VM commands instead of local logic</text:p>
        </text:list-item>
        <text:list-item>
          <text:p text:style-name="P13">No XAML binding yet</text:p>
        </text:list-item>
        <text:list-item>
          <text:p text:style-name="P13">Migrating subtype + date range selection into commands</text:p>
        </text:list-item>
      </text:list>
      <text:h text:style-name="P6" text:outline-level="3">🔵 <text:span text:style-name="Strong_20_Emphasis">Phase 5D (Upcoming)</text:span></text:h>
      <text:p text:style-name="Text_20_body"><text:span text:style-name="Strong_20_Emphasis">Move business logic out of MainWindow → into the ViewModel</text:span>, including:</text:p>
      <text:list text:style-name="L8">
        <text:list-item>
          <text:p text:style-name="P14">decisions for chart updates</text:p>
        </text:list-item>
        <text:list-item>
          <text:p text:style-name="P14">data loading orchestration</text:p>
        </text:list-item>
        <text:list-item>
          <text:p text:style-name="P14">date-range logic</text:p>
        </text:list-item>
        <text:list-item>
          <text:p text:style-name="P14">normalization/ration/diff decision-making</text:p>
        </text:list-item>
      </text:list>
      <text:p text:style-name="Text_20_body">MainWindow will become a <text:span text:style-name="Emphasis">thin rendering shell</text:span>.</text:p>
      <text:h text:style-name="P6" text:outline-level="3">⚪ <text:span text:style-name="Strong_20_Emphasis">Phase 5E (Later)</text:span></text:h>
      <text:p text:style-name="Text_20_body">Binding migration (one control at a time), starting with:</text:p>
      <text:list text:style-name="L9">
        <text:list-item>
          <text:p text:style-name="P15">normalization mode</text:p>
        </text:list-item>
        <text:list-item>
          <text:p text:style-name="P15">toggle buttons</text:p>
        </text:list-item>
        <text:list-item>
          <text:p text:style-name="P15">metric type combo</text:p>
        </text:list-item>
        <text:list-item>
          <text:p text:style-name="P15">date pickers</text:p>
        </text:list-item>
        <text:list-item>
          <text:p text:style-name="P15">subtype combo</text:p>
        </text:list-item>
        <text:list-item>
          <text:p text:style-name="P15"><text:soft-page-break/>add subtype</text:p>
        </text:list-item>
        <text:list-item>
          <text:p text:style-name="P15">load data button</text:p>
        </text:list-item>
        <text:list-item>
          <text:p text:style-name="P15">chart titles</text:p>
        </text:list-item>
        <text:list-item>
          <text:p text:style-name="P15">chart visibility</text:p>
        </text:list-item>
      </text:list>
      <text:h text:style-name="P6" text:outline-level="3">🟩 <text:span text:style-name="Strong_20_Emphasis">Phase 6 (Future)</text:span></text:h>
      <text:p text:style-name="Text_20_body">Move chart pipeline from MainWindow → ChartCoordinatorViewModel.</text:p>
      <text:p text:style-name="P2"/>
      <text:h text:style-name="P3" text:outline-level="2"><text:span text:style-name="Strong_20_Emphasis">7. VIEWMODEL RESPONSIBILITY MATRIX — Updated</text:span></text:h>
      <text:p text:style-name="Text_20_body">The VM now owns:</text:p>
      <text:list text:style-name="L10">
        <text:list-item>
          <text:p text:style-name="P16">Metric selection</text:p>
        </text:list-item>
        <text:list-item>
          <text:p text:style-name="P16">Subtype selection (collection form)</text:p>
        </text:list-item>
        <text:list-item>
          <text:p text:style-name="P16">Date range selection</text:p>
        </text:list-item>
        <text:list-item>
          <text:p text:style-name="P16">Resolution selection</text:p>
        </text:list-item>
        <text:list-item>
          <text:p text:style-name="P16">All loading state flags</text:p>
        </text:list-item>
        <text:list-item>
          <text:p text:style-name="P16">Chart state flags</text:p>
        </text:list-item>
        <text:list-item>
          <text:p text:style-name="P16">Normalization state</text:p>
        </text:list-item>
        <text:list-item>
          <text:p text:style-name="P16">Chart context</text:p>
        </text:list-item>
        <text:list-item>
          <text:p text:style-name="P16">All commands for:</text:p>
          <text:list>
            <text:list-item>
              <text:p text:style-name="P16">LoadMetrics</text:p>
            </text:list-item>
            <text:list-item>
              <text:p text:style-name="P16">LoadSubtypes</text:p>
            </text:list-item>
            <text:list-item>
              <text:p text:style-name="P16">LoadDateRange (upcoming)</text:p>
            </text:list-item>
            <text:list-item>
              <text:p text:style-name="P16">LoadData (future)</text:p>
            </text:list-item>
            <text:list-item>
              <text:p text:style-name="P16">ToggleChartVisibility</text:p>
            </text:list-item>
            <text:list-item>
              <text:p text:style-name="P16">ChangeNormalizationMode</text:p>
            </text:list-item>
          </text:list>
        </text:list-item>
      </text:list>
      <text:p text:style-name="P2"/>
      <text:h text:style-name="P3" text:outline-level="2"><text:span text:style-name="Strong_20_Emphasis">8. MAINWINDOW RESPONSIBILITY MATRIX — Updated</text:span></text:h>
      <text:p text:style-name="Text_20_body">MainWindow must remain responsible for:</text:p>
      <text:list text:style-name="L11">
        <text:list-item>
          <text:p text:style-name="P17">All WPF controls</text:p>
        </text:list-item>
        <text:list-item>
          <text:p text:style-name="P17">Dynamic subtype UI (labels + ComboBoxes)</text:p>
        </text:list-item>
        <text:list-item>
          <text:p text:style-name="P17"><text:soft-page-break/>Chart panel visibility + animations</text:p>
        </text:list-item>
        <text:list-item>
          <text:p text:style-name="P17">Tooltip and Chart DOM behavior</text:p>
        </text:list-item>
        <text:list-item>
          <text:p text:style-name="P17">Calling the ViewModel</text:p>
        </text:list-item>
        <text:list-item>
          <text:p text:style-name="P17">Determining how the UI responds to VM events</text:p>
        </text:list-item>
        <text:list-item>
          <text:p text:style-name="P17">Rendering chart outputs</text:p>
        </text:list-item>
      </text:list>
      <text:p text:style-name="Text_20_body">Until Phase 6, MainWindow must <text:span text:style-name="Strong_20_Emphasis">not</text:span> lose control of:</text:p>
      <text:list text:style-name="L12">
        <text:list-item>
          <text:p text:style-name="P18">Chart rendering</text:p>
        </text:list-item>
        <text:list-item>
          <text:p text:style-name="P18">Dynamic UI creation</text:p>
        </text:list-item>
        <text:list-item>
          <text:p text:style-name="P18">ComboBox items</text:p>
        </text:list-item>
        <text:list-item>
          <text:p text:style-name="P18">Panels or visibility decisions</text:p>
        </text:list-item>
      </text:list>
      <text:p text:style-name="P2"/>
      <text:h text:style-name="P3" text:outline-level="2"><text:span text:style-name="Strong_20_Emphasis">9. START-OF-THREAD REHYDRATION REQUIREMENT — Updated</text:span></text:h>
      <text:p text:style-name="Text_20_body">When starting a fresh conversation:</text:p>
      <text:p text:style-name="Text_20_body">You must always provide:</text:p>
      <text:list text:style-name="L13">
        <text:list-item>
          <text:p text:style-name="P19"><text:span text:style-name="Source_20_Text">MainWindow.xaml</text:span></text:p>
        </text:list-item>
        <text:list-item>
          <text:p text:style-name="P19"><text:span text:style-name="Source_20_Text">MainWindow.xaml.cs</text:span></text:p>
        </text:list-item>
        <text:list-item>
          <text:p text:style-name="P19"><text:span text:style-name="Source_20_Text">MainWindowViewModel.cs</text:span></text:p>
        </text:list-item>
        <text:list-item>
          <text:p text:style-name="P19">This updated Project Bible</text:p>
        </text:list-item>
      </text:list>
      <text:p text:style-name="Text_20_body">This gives full architectural context.</text:p>
      <text:p text:style-name="P2"/>
      <text:h text:style-name="P3" text:outline-level="2"><text:span text:style-name="Strong_20_Emphasis">10. DEFINITION OF “DONE” — Updated</text:span></text:h>
      <text:p text:style-name="Text_20_body">The project is finished when:</text:p>
      <text:list text:style-name="L14">
        <text:list-item>
          <text:p text:style-name="P20">ALL selection logic exists in VM</text:p>
        </text:list-item>
        <text:list-item>
          <text:p text:style-name="P20">ALL rendering logic lives either in MainWindow or ChartCoordinator (Phase 6+)</text:p>
        </text:list-item>
        <text:list-item>
          <text:p text:style-name="P20">ALL state is in VM</text:p>
        </text:list-item>
        <text:list-item>
          <text:p text:style-name="P20">ALL UI controls bind cleanly</text:p>
        </text:list-item>
        <text:list-item>
          <text:p text:style-name="P20">Dynamic subtype system is stable</text:p>
        </text:list-item>
        <text:list-item>
          <text:p text:style-name="P20">Chart pipeline is MVVM-aligned</text:p>
        </text:list-item>
        <text:list-item>
          <text:p text:style-name="P20"><text:soft-page-break/>MainWindow is a pure rendering shell</text:p>
        </text:list-item>
        <text:list-item>
          <text:p text:style-name="P20">ViewModel is UI-independent</text:p>
        </text:list-item>
        <text:list-item>
          <text:p text:style-name="P20">No God-classes remain</text:p>
        </text:list-item>
        <text:list-item>
          <text:p text:style-name="P20">Code is fully modular</text:p>
        </text:list-item>
        <text:list-item>
          <text:p text:style-name="P20">State, flow, and rendering are fully testable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------------</text:p>
      <text:p text:style-name="Text_20_body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>📘 <text:span text:style-name="Strong_20_Emphasis">PROJECT BIBLE — DataVisualiser Refactor &amp; Evolution Specification</text:span></text:h>
      <text:p text:style-name="Text_20_body"><text:span text:style-name="Strong_20_Emphasis">Version:</text:span> 1.0<text:line-break/><text:span text:style-name="Strong_20_Emphasis">Owner:</text:span> The Master<text:line-break/><text:span text:style-name="Strong_20_Emphasis">Purpose:</text:span> Provide a single authoritative blueprint for the system architecture, design principles, evolution plan, and constraints.</text:p>
      <text:p text:style-name="Horizontal_20_Line"/>
      <text:h text:style-name="Heading_20_1" text:outline-level="1">1. <text:span text:style-name="Strong_20_Emphasis">MISSION STATEMENT</text:span></text:h>
      <text:p text:style-name="Text_20_body">The <text:span text:style-name="Emphasis">DataVisualiser</text:span> project is a WPF-based desktop application designed to:</text:p>
      <text:list text:style-name="L15">
        <text:list-item>
          <text:p text:style-name="P21">Load structured health/metric datasets</text:p>
        </text:list-item>
        <text:list-item>
          <text:p text:style-name="P21">Allow users to explore different metric types</text:p>
        </text:list-item>
        <text:list-item>
          <text:p text:style-name="P21">Dynamically select metric subtypes (including N subtypes)</text:p>
        </text:list-item>
        <text:list-item>
          <text:p text:style-name="P21">Render data across multiple forms:</text:p>
          <text:list>
            <text:list-item>
              <text:p text:style-name="P21">Standard chart</text:p>
            </text:list-item>
            <text:list-item>
              <text:p text:style-name="P21">Normalized chart</text:p>
            </text:list-item>
            <text:list-item>
              <text:p text:style-name="P21">Difference chart</text:p>
            </text:list-item>
            <text:list-item>
              <text:p text:style-name="P21">Ratio chart</text:p>
            </text:list-item>
            <text:list-item>
              <text:p text:style-name="P21">Weekly distribution chart</text:p>
            </text:list-item>
          </text:list>
        </text:list-item>
      </text:list>
      <text:p text:style-name="Text_20_body">The project is undergoing a <text:span text:style-name="Strong_20_Emphasis">long-term refactor</text:span> from a <text:span text:style-name="Strong_20_Emphasis">God-class style architecture</text:span> toward:</text:p>
      <text:list text:style-name="L16">
        <text:list-item>
          <text:p text:style-name="P22"><text:span text:style-name="Strong_20_Emphasis">Modular structure</text:span></text:p>
        </text:list-item>
        <text:list-item>
          <text:p text:style-name="P22"><text:span text:style-name="Strong_20_Emphasis">MVVM alignment</text:span></text:p>
        </text:list-item>
        <text:list-item>
          <text:p text:style-name="P22"><text:span text:style-name="Strong_20_Emphasis">Separation of UI, logic, and data pipelines</text:span></text:p>
        </text:list-item>
        <text:list-item>
          <text:p text:style-name="P22"><text:span text:style-name="Strong_20_Emphasis">Service-based encapsulation of computation and data access</text:span></text:p>
        </text:list-item>
        <text:list-item>
          <text:p text:style-name="P22"><text:soft-page-break/><text:span text:style-name="Strong_20_Emphasis">Reusability, testability, and future extensibility</text:span></text:p>
        </text:list-item>
      </text:list>
      <text:p text:style-name="Horizontal_20_Line"/>
      <text:h text:style-name="Heading_20_1" text:outline-level="1">2. <text:span text:style-name="Strong_20_Emphasis">CURRENT ARCHITECTURAL LAYERS</text:span></text:h>
      <text:h text:style-name="Heading_20_2" text:outline-level="2">A. <text:span text:style-name="Strong_20_Emphasis">UI Layer (WPF / MainWindow + XAML)</text:span></text:h>
      <text:p text:style-name="Text_20_body">Responsible for:</text:p>
      <text:list text:style-name="L17">
        <text:list-item>
          <text:p text:style-name="P23">Rendering the UI</text:p>
        </text:list-item>
        <text:list-item>
          <text:p text:style-name="P23">Hosting controls</text:p>
        </text:list-item>
        <text:list-item>
          <text:p text:style-name="P23">Dynamic subtype creation</text:p>
        </text:list-item>
        <text:list-item>
          <text:p text:style-name="P23">Chart panels</text:p>
        </text:list-item>
        <text:list-item>
          <text:p text:style-name="P23">Date pickers</text:p>
        </text:list-item>
        <text:list-item>
          <text:p text:style-name="P23">Toggle buttons</text:p>
        </text:list-item>
        <text:list-item>
          <text:p text:style-name="P23">Invoking ViewModel logic</text:p>
        </text:list-item>
        <text:list-item>
          <text:p text:style-name="P23">Applying UI visibility logic</text:p>
        </text:list-item>
        <text:list-item>
          <text:p text:style-name="P23">Mapping ViewModel → UI (reactive but not yet bound)</text:p>
        </text:list-item>
      </text:list>
      <text:p text:style-name="Text_20_body"><text:span text:style-name="Strong_20_Emphasis">Important:</text:span><text:line-break/>The UI <text:span text:style-name="Emphasis">still owns all WPF elements</text:span>. ViewModel does not reference any UI controls.</text:p>
      <text:p text:style-name="Horizontal_20_Line"/>
      <text:h text:style-name="Heading_20_2" text:outline-level="2">B. <text:span text:style-name="Strong_20_Emphasis">ViewModel Layer (MainWindowViewModel)</text:span></text:h>
      <text:p text:style-name="Text_20_body">Owns <text:span text:style-name="Strong_20_Emphasis">all logical state</text:span>:</text:p>
      <text:list text:style-name="L18">
        <text:list-item>
          <text:p text:style-name="P24">Selected metric type</text:p>
        </text:list-item>
        <text:list-item>
          <text:p text:style-name="P24">Selected subtypes</text:p>
        </text:list-item>
        <text:list-item>
          <text:p text:style-name="P24">Date ranges</text:p>
        </text:list-item>
        <text:list-item>
          <text:p text:style-name="P24">Visibility state of charts</text:p>
        </text:list-item>
        <text:list-item>
          <text:p text:style-name="P24">Normalization mode</text:p>
        </text:list-item>
        <text:list-item>
          <text:p text:style-name="P24">Loading states</text:p>
        </text:list-item>
        <text:list-item>
          <text:p text:style-name="P24">ChartDataContext</text:p>
        </text:list-item>
        <text:list-item>
          <text:p text:style-name="P24">LastContext</text:p>
        </text:list-item>
        <text:list-item>
          <text:p text:style-name="P24">Resolution (if included)</text:p>
        </text:list-item>
      </text:list>
      <text:h text:style-name="Heading_20_3" text:outline-level="3"><text:soft-page-break/>Responsibilities:</text:h>
      <text:list text:style-name="L19">
        <text:list-item>
          <text:p text:style-name="P25">Central repository of all logical selections and flags</text:p>
        </text:list-item>
        <text:list-item>
          <text:p text:style-name="P25">Provide commands (not bound yet)</text:p>
        </text:list-item>
        <text:list-item>
          <text:p text:style-name="P25">Provide setter methods used by MainWindow</text:p>
        </text:list-item>
        <text:list-item>
          <text:p text:style-name="P25">Prepare for full binding migration</text:p>
        </text:list-item>
        <text:list-item>
          <text:p text:style-name="P25">Never touch UI controls</text:p>
        </text:list-item>
        <text:list-item>
          <text:p text:style-name="P25">Never generate UI elements</text:p>
        </text:list-item>
      </text:list>
      <text:p text:style-name="Horizontal_20_Line"/>
      <text:h text:style-name="Heading_20_2" text:outline-level="2">C. <text:span text:style-name="Strong_20_Emphasis">Service Layer</text:span></text:h>
      <text:h text:style-name="Heading_20_3" text:outline-level="3"><text:span text:style-name="Strong_20_Emphasis">MetricSelectionService</text:span></text:h>
      <text:list text:style-name="L20">
        <text:list-item>
          <text:p text:style-name="P26">Loads metric types</text:p>
        </text:list-item>
        <text:list-item>
          <text:p text:style-name="P26">Loads subtypes</text:p>
        </text:list-item>
        <text:list-item>
          <text:p text:style-name="P26">Provides normalized naming structures</text:p>
        </text:list-item>
        <text:list-item>
          <text:p text:style-name="P26">Talks to the data source</text:p>
        </text:list-item>
      </text:list>
      <text:h text:style-name="Heading_20_3" text:outline-level="3"><text:span text:style-name="Strong_20_Emphasis">ChartUpdateCoordinator</text:span></text:h>
      <text:list text:style-name="L21">
        <text:list-item>
          <text:p text:style-name="P27">Orchestrates:</text:p>
          <text:list>
            <text:list-item>
              <text:p text:style-name="P27">Data retrieval</text:p>
            </text:list-item>
            <text:list-item>
              <text:p text:style-name="P27">Chart computation</text:p>
            </text:list-item>
            <text:list-item>
              <text:p text:style-name="P27">Chart rendering</text:p>
            </text:list-item>
          </text:list>
        </text:list-item>
        <text:list-item>
          <text:p text:style-name="P27">Uses:</text:p>
          <text:list>
            <text:list-item>
              <text:p text:style-name="P27">ChartComputationEngine</text:p>
            </text:list-item>
            <text:list-item>
              <text:p text:style-name="P27">ChartRenderEngine</text:p>
            </text:list-item>
            <text:list-item>
              <text:p text:style-name="P27">WeeklyDistributionService</text:p>
            </text:list-item>
          </text:list>
        </text:list-item>
      </text:list>
      <text:h text:style-name="Heading_20_3" text:outline-level="3"><text:span text:style-name="Strong_20_Emphasis">ChartComputationEngine</text:span></text:h>
      <text:list text:style-name="L22">
        <text:list-item>
          <text:p text:style-name="P28">Performs mathematical transforms:</text:p>
          <text:list>
            <text:list-item>
              <text:p text:style-name="P28">Normalization</text:p>
            </text:list-item>
            <text:list-item>
              <text:p text:style-name="P28">Difference</text:p>
            </text:list-item>
            <text:list-item>
              <text:p text:style-name="P28">Ratio</text:p>
            </text:list-item>
            <text:list-item>
              <text:p text:style-name="P28"><text:soft-page-break/>Weekly aggregations</text:p>
            </text:list-item>
          </text:list>
        </text:list-item>
      </text:list>
      <text:h text:style-name="Heading_20_3" text:outline-level="3"><text:span text:style-name="Strong_20_Emphasis">ChartRenderEngine</text:span></text:h>
      <text:list text:style-name="L23">
        <text:list-item>
          <text:p text:style-name="P29">Prepares LiveCharts structures</text:p>
        </text:list-item>
        <text:list-item>
          <text:p text:style-name="P29">Applies color/series logic</text:p>
        </text:list-item>
        <text:list-item>
          <text:p text:style-name="P29">Creates timestamp lists</text:p>
        </text:list-item>
      </text:list>
      <text:h text:style-name="Heading_20_3" text:outline-level="3"><text:span text:style-name="Strong_20_Emphasis">WeeklyDistributionService</text:span></text:h>
      <text:list text:style-name="L24">
        <text:list-item>
          <text:p text:style-name="P30">Computes weekly aggregates</text:p>
        </text:list-item>
        <text:list-item>
          <text:p text:style-name="P30">Provides user-friendly weekly chart inputs</text:p>
        </text:list-item>
      </text:list>
      <text:p text:style-name="Horizontal_20_Line"/>
      <text:h text:style-name="Heading_20_1" text:outline-level="1">3. <text:span text:style-name="Strong_20_Emphasis">DYNAMIC SUBTYPE SYSTEM</text:span></text:h>
      <text:p text:style-name="Text_20_body"><text:span text:style-name="Strong_20_Emphasis">SubtypeSelectorManager</text:span> (owned by MainWindow) controls:</text:p>
      <text:list text:style-name="L25">
        <text:list-item>
          <text:p text:style-name="P31">The primary subtype ComboBox</text:p>
        </text:list-item>
        <text:list-item>
          <text:p text:style-name="P31">ANY number of dynamically added ComboBoxes</text:p>
        </text:list-item>
        <text:list-item>
          <text:p text:style-name="P31">The associated labels (“Metric Subtype X:”)</text:p>
        </text:list-item>
        <text:list-item>
          <text:p text:style-name="P31">The retrieval of subtype selections</text:p>
        </text:list-item>
        <text:list-item>
          <text:p text:style-name="P31">The resetting or repopulating logic</text:p>
        </text:list-item>
      </text:list>
      <text:h text:style-name="Heading_20_3" text:outline-level="3">Invariants:</text:h>
      <text:list text:style-name="L26">
        <text:list-item>
          <text:p text:style-name="P32">Dynamic subtype controls <text:span text:style-name="Strong_20_Emphasis">MUST NOT BREAK</text:span></text:p>
        </text:list-item>
        <text:list-item>
          <text:p text:style-name="P32">ViewModel never owns controls, only the logical values</text:p>
        </text:list-item>
        <text:list-item>
          <text:p text:style-name="P32">UI remains responsible for creation/destruction/replacement of the controls</text:p>
        </text:list-item>
      </text:list>
      <text:p text:style-name="Text_20_body">This part of the UI is one of the most delicate systems and is protected during MVVM migration.</text:p>
      <text:p text:style-name="Horizontal_20_Line"/>
      <text:h text:style-name="Heading_20_1" text:outline-level="1">4. <text:span text:style-name="Strong_20_Emphasis">CHART SYSTEM INVARIANTS</text:span></text:h>
      <text:h text:style-name="Heading_20_3" text:outline-level="3">Rules:</text:h>
      <text:list text:style-name="L27">
        <text:list-item>
          <text:p text:style-name="P33">MainWindow currently controls chart visibility, collapse, expansion</text:p>
        </text:list-item>
        <text:list-item>
          <text:p text:style-name="P33">ViewModel controls chart-state logic (visible vs hidden)</text:p>
        </text:list-item>
        <text:list-item>
          <text:p text:style-name="P33">LiveCharts DOM must not be manipulated by ViewModel</text:p>
        </text:list-item>
        <text:list-item>
          <text:p text:style-name="P33"><text:soft-page-break/>No XAML binding is yet used for charts</text:p>
        </text:list-item>
        <text:list-item>
          <text:p text:style-name="P33">Chart update flow:</text:p>
          <text:p text:style-name="P34"><text:span text:style-name="Source_20_Text">User Interaction <text:s/></text:span></text:p>
          <text:p text:style-name="P35"><text:span text:style-name="Source_20_Text"><text:s text:c="4"/>→ MainWindow UI Handler <text:s/></text:span></text:p>
          <text:p text:style-name="P35"><text:span text:style-name="Source_20_Text"><text:s text:c="7"/>→ VM updates logical state <text:s/></text:span></text:p>
          <text:p text:style-name="P35"><text:span text:style-name="Source_20_Text"><text:s text:c="10"/>→ MainWindow requests ChartUpdateCoordinator <text:s/></text:span></text:p>
          <text:p text:style-name="P35"><text:span text:style-name="Source_20_Text"><text:s text:c="13"/>→ ChartComputationEngine <text:s/></text:span></text:p>
          <text:p text:style-name="P35"><text:span text:style-name="Source_20_Text"><text:s text:c="13"/>→ ChartRenderEngine <text:s/></text:span></text:p>
          <text:p text:style-name="P36"><text:span text:style-name="Source_20_Text"><text:s text:c="13"/>→ UI updates chart visuals <text:s/></text:span></text:p>
        </text:list-item>
      </text:list>
      <text:p text:style-name="Horizontal_20_Line"/>
      <text:h text:style-name="Heading_20_1" text:outline-level="1">5. <text:span text:style-name="Strong_20_Emphasis">REFRACTOR PHASE MAP</text:span></text:h>
      <text:h text:style-name="Heading_20_2" text:outline-level="2">✔ Phase 1 — Move data-loading logic into services</text:h>
      <text:p text:style-name="Text_20_body">DONE.</text:p>
      <text:h text:style-name="Heading_20_2" text:outline-level="2">✔ Phase 2 — Move chart computation &amp; rendering into services</text:h>
      <text:p text:style-name="Text_20_body">DONE.</text:p>
      <text:h text:style-name="Heading_20_2" text:outline-level="2">✔ Phase 3 — Dynamic subtype system redesign</text:h>
      <text:p text:style-name="Text_20_body">DONE.</text:p>
      <text:h text:style-name="Heading_20_2" text:outline-level="2">✔ Phase 4 — Create state objects &amp; begin VM introduction</text:h>
      <text:p text:style-name="Text_20_body">DONE.</text:p>
      <text:p text:style-name="Horizontal_20_Line"/>
      <text:h text:style-name="Heading_20_1" text:outline-level="1">🟦 Phase 5 — MVVM Migration (CURRENT PHASE)</text:h>
      <text:h text:style-name="Heading_20_2" text:outline-level="2"><text:span text:style-name="Strong_20_Emphasis">Phase 5A — Introduce ViewModel &amp; state delegation (DONE)</text:span></text:h>
      <text:list text:style-name="L28">
        <text:list-item>
          <text:p text:style-name="P37">VM exists</text:p>
        </text:list-item>
        <text:list-item>
          <text:p text:style-name="P37">Services injected correctly</text:p>
        </text:list-item>
        <text:list-item>
          <text:p text:style-name="P37">Basic setter methods ready</text:p>
        </text:list-item>
        <text:list-item>
          <text:p text:style-name="P37">No bindings yet</text:p>
        </text:list-item>
        <text:list-item>
          <text:p text:style-name="P37"><text:soft-page-break/>MainWindow owns UI logic</text:p>
        </text:list-item>
      </text:list>
      <text:h text:style-name="Heading_20_2" text:outline-level="2"><text:span text:style-name="Strong_20_Emphasis">Phase 5B — Synchronize event handlers → VM state (IN PROGRESS)</text:span></text:h>
      <text:list text:style-name="L29">
        <text:list-item>
          <text:p text:style-name="P38">Any logical selection must be mirrored into VM</text:p>
        </text:list-item>
        <text:list-item>
          <text:p text:style-name="P38">UI remains unchanged</text:p>
        </text:list-item>
        <text:list-item>
          <text:p text:style-name="P38">No command bindings</text:p>
        </text:list-item>
        <text:list-item>
          <text:p text:style-name="P38">No XAML changes</text:p>
        </text:list-item>
      </text:list>
      <text:p text:style-name="Text_20_body">Examples:</text:p>
      <text:list text:style-name="L30">
        <text:list-item>
          <text:p text:style-name="P39">OnMetricTypeSelectionChanged → VM.SetSelectedMetricType</text:p>
        </text:list-item>
        <text:list-item>
          <text:p text:style-name="P39">OnAnySubtypeSelectionChanged → VM.SetSelectedSubtypes</text:p>
        </text:list-item>
        <text:list-item>
          <text:p text:style-name="P39">OnFromDateChanged / OnToDateChanged → VM.SetDateRange</text:p>
        </text:list-item>
        <text:list-item>
          <text:p text:style-name="P39">Toggle buttons → VM.ToggleX</text:p>
        </text:list-item>
      </text:list>
      <text:p text:style-name="Text_20_body">This ensures <text:span text:style-name="Strong_20_Emphasis">logical state is centralized</text:span>.</text:p>
      <text:p text:style-name="Horizontal_20_Line"/>
      <text:h text:style-name="Heading_20_2" text:outline-level="2">Phase 5C — Introduce Commands (WITHOUT bindings)</text:h>
      <text:p text:style-name="Text_20_body">MainWindow will call VM commands instead of local logic.<text:line-break/>No XAML involvement.</text:p>
      <text:p text:style-name="Horizontal_20_Line"/>
      <text:h text:style-name="Heading_20_2" text:outline-level="2">Phase 5D — Gradually move non-UI logic from MainWindow → VM</text:h>
      <text:list text:style-name="L31">
        <text:list-item>
          <text:p text:style-name="P40">Validation</text:p>
        </text:list-item>
        <text:list-item>
          <text:p text:style-name="P40">Data decisions</text:p>
        </text:list-item>
        <text:list-item>
          <text:p text:style-name="P40">Mode switches</text:p>
        </text:list-item>
        <text:list-item>
          <text:p text:style-name="P40">Integration logic</text:p>
        </text:list-item>
      </text:list>
      <text:p text:style-name="Text_20_body">No breaking changes.<text:line-break/>UI is untouched.</text:p>
      <text:p text:style-name="Horizontal_20_Line"/>
      <text:h text:style-name="Heading_20_2" text:outline-level="2"><text:soft-page-break/>Phase 5E — XAML Binding Migration (SLOW / SAFE)</text:h>
      <text:p text:style-name="Text_20_body">We introduce <text:span text:style-name="Emphasis">one</text:span> binding at a time:</text:p>
      <text:list text:style-name="L32">
        <text:list-item>
          <text:p text:style-name="P41">NormalizationMode</text:p>
        </text:list-item>
        <text:list-item>
          <text:p text:style-name="P41">One toggle</text:p>
        </text:list-item>
        <text:list-item>
          <text:p text:style-name="P41">Metric type ComboBox</text:p>
        </text:list-item>
        <text:list-item>
          <text:p text:style-name="P41">Date pickers</text:p>
        </text:list-item>
        <text:list-item>
          <text:p text:style-name="P41">Subtype combo</text:p>
        </text:list-item>
        <text:list-item>
          <text:p text:style-name="P41">AddSubtype button</text:p>
        </text:list-item>
        <text:list-item>
          <text:p text:style-name="P41">LoadData</text:p>
        </text:list-item>
        <text:list-item>
          <text:p text:style-name="P41">Chart titles</text:p>
        </text:list-item>
        <text:list-item>
          <text:p text:style-name="P41">Chart visibility</text:p>
        </text:list-item>
        <text:list-item>
          <text:p text:style-name="P41">Full MVVM binding</text:p>
        </text:list-item>
      </text:list>
      <text:p text:style-name="Text_20_body">At each step:</text:p>
      <text:list text:style-name="L33">
        <text:list-item>
          <text:p text:style-name="P42">Validate</text:p>
        </text:list-item>
        <text:list-item>
          <text:p text:style-name="P42">Regression-test</text:p>
        </text:list-item>
        <text:list-item>
          <text:p text:style-name="P42">Continue</text:p>
        </text:list-item>
      </text:list>
      <text:p text:style-name="Horizontal_20_Line"/>
      <text:h text:style-name="Heading_20_1" text:outline-level="1">6. <text:span text:style-name="Strong_20_Emphasis">DESIGN PRINCIPLES &amp; INVARIANTS</text:span></text:h>
      <text:h text:style-name="Heading_20_2" text:outline-level="2">A. <text:span text:style-name="Strong_20_Emphasis">The ViewModel never references UI controls. Ever.</text:span></text:h>
      <text:h text:style-name="Heading_20_2" text:outline-level="2">B. <text:span text:style-name="Strong_20_Emphasis">The UI (MainWindow) remains the authority on WPF element creation.</text:span></text:h>
      <text:h text:style-name="Heading_20_2" text:outline-level="2">C. <text:span text:style-name="Strong_20_Emphasis">State should ALWAYS be stored in the ViewModel.</text:span></text:h>
      <text:p text:style-name="Text_20_body">UI should read from VM, not store state itself.</text:p>
      <text:h text:style-name="Heading_20_2" text:outline-level="2">D. <text:span text:style-name="Strong_20_Emphasis">Dynamic subtype UI logic must be preserved</text:span></text:h>
      <text:p text:style-name="Text_20_body">It is nontrivial and must not break during MVVM migration.</text:p>
      <text:h text:style-name="Heading_20_2" text:outline-level="2"><text:soft-page-break/>E. <text:span text:style-name="Strong_20_Emphasis">Chart rendering pipeline remains in MainWindow + services until Phase 6</text:span></text:h>
      <text:p text:style-name="Text_20_body">We do not bind chart series directly.</text:p>
      <text:h text:style-name="Heading_20_2" text:outline-level="2">F. <text:span text:style-name="Strong_20_Emphasis">Changes must be REVERISBLE</text:span></text:h>
      <text:p text:style-name="Text_20_body">No large breaking refactors.</text:p>
      <text:h text:style-name="Heading_20_2" text:outline-level="2">G. <text:span text:style-name="Strong_20_Emphasis">XAML binding moves only after VM is mature</text:span></text:h>
      <text:p text:style-name="Text_20_body">We do not bind prematurely.</text:p>
      <text:p text:style-name="Horizontal_20_Line"/>
      <text:h text:style-name="Heading_20_1" text:outline-level="1">7. <text:span text:style-name="Strong_20_Emphasis">WHAT THE VIEWMODEL OWNS NOW</text:span></text:h>
      <text:list text:style-name="L34">
        <text:list-item>
          <text:p text:style-name="P43">Selected metric type</text:p>
        </text:list-item>
        <text:list-item>
          <text:p text:style-name="P43">Selected subtypes</text:p>
        </text:list-item>
        <text:list-item>
          <text:p text:style-name="P43">Date range</text:p>
        </text:list-item>
        <text:list-item>
          <text:p text:style-name="P43">Current normalization mode</text:p>
        </text:list-item>
        <text:list-item>
          <text:p text:style-name="P43">Chart visibility flags</text:p>
        </text:list-item>
        <text:list-item>
          <text:p text:style-name="P43">ChartDataContext</text:p>
        </text:list-item>
        <text:list-item>
          <text:p text:style-name="P43">Last chart context</text:p>
        </text:list-item>
        <text:list-item>
          <text:p text:style-name="P43">Loading states</text:p>
        </text:list-item>
        <text:list-item>
          <text:p text:style-name="P43">Resolution (if added)</text:p>
        </text:list-item>
        <text:list-item>
          <text:p text:style-name="P43">Any “logical decision” state</text:p>
        </text:list-item>
      </text:list>
      <text:p text:style-name="Horizontal_20_Line"/>
      <text:h text:style-name="Heading_20_1" text:outline-level="1">8. <text:span text:style-name="Strong_20_Emphasis">WHAT MAINWINDOW STILL OWNS</text:span></text:h>
      <text:list text:style-name="L35">
        <text:list-item>
          <text:p text:style-name="P44">All visual behavior</text:p>
        </text:list-item>
        <text:list-item>
          <text:p text:style-name="P44">All dynamic UI constructions</text:p>
        </text:list-item>
        <text:list-item>
          <text:p text:style-name="P44">All chart panel visibility transitions</text:p>
        </text:list-item>
        <text:list-item>
          <text:p text:style-name="P44">All chart controls</text:p>
        </text:list-item>
        <text:list-item>
          <text:p text:style-name="P44">All ComboBox instances</text:p>
        </text:list-item>
        <text:list-item>
          <text:p text:style-name="P44"><text:soft-page-break/>All data-binding source lists (until Phase 5E+)</text:p>
        </text:list-item>
        <text:list-item>
          <text:p text:style-name="P44">The SelectorManager (dynamic subtype engine)</text:p>
        </text:list-item>
        <text:list-item>
          <text:p text:style-name="P44">Any LiveCharts DOM manipulation</text:p>
        </text:list-item>
      </text:list>
      <text:p text:style-name="Text_20_body">This division is <text:span text:style-name="Strong_20_Emphasis">deliberate</text:span> and <text:span text:style-name="Strong_20_Emphasis">temporary</text:span> but necessary.</text:p>
      <text:p text:style-name="Horizontal_20_Line"/>
      <text:h text:style-name="Heading_20_1" text:outline-level="1">9. <text:span text:style-name="Strong_20_Emphasis">FILES NECESSARY FOR FUTURE THREAD CONTINUATION</text:span></text:h>
      <text:p text:style-name="Text_20_body">When starting a new conversation, you must upload:</text:p>
      <text:list text:style-name="L36">
        <text:list-item>
          <text:p text:style-name="P45"><text:span text:style-name="Strong_20_Emphasis">MainWindow.xaml</text:span> (latest)</text:p>
        </text:list-item>
        <text:list-item>
          <text:p text:style-name="P45"><text:span text:style-name="Strong_20_Emphasis">MainWindow.xaml.cs</text:span> (latest)</text:p>
        </text:list-item>
        <text:list-item>
          <text:p text:style-name="P45"><text:span text:style-name="Strong_20_Emphasis">MainWindowViewModel.cs</text:span> (latest)</text:p>
        </text:list-item>
      </text:list>
      <text:p text:style-name="Text_20_body">And paste the Project Bible.</text:p>
      <text:p text:style-name="Text_20_body">This rehydrates the entire system.</text:p>
      <text:p text:style-name="Horizontal_20_Line"/>
      <text:h text:style-name="Heading_20_1" text:outline-level="1">10. <text:span text:style-name="Strong_20_Emphasis">WHAT “DONE” LOOKS LIKE</text:span></text:h>
      <text:p text:style-name="Text_20_body">Full MVVM compliance with:</text:p>
      <text:p text:style-name="Text_20_body">✔ XAML binding of selections, date pickers, toggles, commands<text:line-break/>✔ Chart updates triggered by VM state changes<text:line-break/>✔ ViewModel containing <text:span text:style-name="Emphasis">all non-UI</text:span> logic<text:line-break/>✔ Services handling all computation and data retrieval<text:line-break/>✔ MainWindow acting as pure WPF shell<text:line-break/>✔ Fully dynamic subtype system preserved<text:line-break/>✔ No God classes<text:line-break/>✔ Modular, maintainable architecture<text:line-break/>✔ High testability of logic components<text:line-break/>✔ UI stable and predictable</text:p>
      <text:p text:style-name="Horizontal_20_Line"/>
      <text:h text:style-name="Heading_20_1" text:outline-level="1"><text:soft-page-break/>🟩 <text:span text:style-name="Strong_20_Emphasis">This is your canonical, authoritative specification.</text:span></text:h>
      <text:p text:style-name="Text_20_body">If you provide this document + your three main files at the start of any future conversation, I can:</text:p>
      <text:list text:style-name="L37">
        <text:list-item>
          <text:p text:style-name="P46">Reconstruct the entire mental model of the project</text:p>
        </text:list-item>
        <text:list-item>
          <text:p text:style-name="P46">Know exactly which phase you’re in</text:p>
        </text:list-item>
        <text:list-item>
          <text:p text:style-name="P46">Avoid any regressions</text:p>
        </text:list-item>
        <text:list-item>
          <text:p text:style-name="P46">Maintain architectural intent</text:p>
        </text:list-item>
        <text:list-item>
          <text:p text:style-name="P46">Continue evolving the codebase safely</text:p>
        </text:list-item>
        <text:list-item>
          <text:p text:style-name="P46">Keep the dynamic subtype system intact</text:p>
        </text:list-item>
        <text:list-item>
          <text:p text:style-name="P46">Prevent MVVM violations</text:p>
        </text:list-item>
        <text:list-item>
          <text:p text:style-name="P46">Keep chart rendering logic consistent</text:p>
        </text:list-item>
        <text:list-item>
          <text:p text:style-name="P46">Avoid drifting away from your actual goals</text:p>
        </text:list-item>
        <text:list-item>
          <text:p text:style-name="P46">Keep the discussion coherent at a global level</text:p>
        </text:list-item>
      </text:list>
      <text:p text:style-name="Text_20_body">Every large AI-assisted project eventually needs something like this.<text:line-break/>You now have it.</text:p>
      <text:p text:style-name="Horizontal_20_Line"/>
      <text:h text:style-name="Heading_20_1" text:outline-level="1">🟦 <text:span text:style-name="Strong_20_Emphasis">If you’d like, I can also generate:</text:span></text:h>
      <text:h text:style-name="Heading_20_3" text:outline-level="3">✔ A companion "System Architecture Diagram"</text:h>
      <text:h text:style-name="Heading_20_3" text:outline-level="3">✔ A module dependency graph</text:h>
      <text:h text:style-name="Heading_20_3" text:outline-level="3">✔ A folder layout recommendation</text:h>
      <text:h text:style-name="Heading_20_3" text:outline-level="3">✔ A unit testing roadmap</text:h>
      <text:h text:style-name="Heading_20_3" text:outline-level="3">✔ A "Phase 6" plan (chart binding migration)</text:h>
      <text:h text:style-name="Heading_20_3" text:outline-level="3">✔ A “Quick-Start Bundle” to paste at the beginning of new threads</text:h>
      <text:p text:style-name="Text_20_body">Just tell me:</text:p>
      <text:p text:style-name="Text_20_body">👉 <text:span text:style-name="Strong_20_Emphasis">“Generate the follow-up documents.”</text:span></text:p>
      <text:section text:style-name="Sect1" text:name="thread-bottom-container">
        <text:p text:style-name="P47"/>
        <text:section text:style-name="Sect1" text:name="thread-bottom">
          <text:p text:style-name="P48"><draw:control text:anchor-type="as-char" draw:z-index="0" draw:name="Shape1" draw:style-name="gr1" draw:text-style-name="P49" svg:width="1.7087in" svg:height="0.2295in" draw:control="control1"/></text:p>
          <text:p text:style-name="P50"><text:soft-page-break/><draw:control text:anchor-type="as-char" draw:z-index="1" draw:name="Shape2" draw:style-name="gr2" draw:text-style-name="P51" svg:width="1.6252in" svg:height="0.313in" draw:control="control2"/></text:p>
          <text:section text:style-name="Sect1" text:name="prompt-textarea">
            <text:p text:style-name="P47"/>
          </text:section>
        </text:section>
        <text:p text:style-name="P50">ChatGPT can make mistakes. Check important info. See Cookie Preferences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09:52:40.919858900</meta:creation-date>
    <dc:date>2025-12-07T13:55:23.897095100</dc:date>
    <meta:editing-duration>PT2M38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18" meta:paragraph-count="394" meta:word-count="2046" meta:character-count="12825" meta:non-whitespace-character-count="11250"/>
  </office:meta>
</office:document-meta>
</file>